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P10" style:family="paragraph" style:parent-style-name="Text_20_body">
      <style:paragraph-properties fo:line-height="115%" fo:text-align="justify" style:justify-single-word="false"/>
      <style:text-properties officeooo:paragraph-rsid="0030374e"/>
    </style:style>
    <style:style style:name="P11" style:family="paragraph" style:parent-style-name="Heading_20_1">
      <style:paragraph-properties fo:line-height="115%" fo:text-align="justify" style:justify-single-word="false"/>
      <style:text-properties officeooo:paragraph-rsid="0030374e"/>
    </style:style>
    <style:style style:name="P12" style:family="paragraph" style:parent-style-name="Heading_20_1">
      <style:paragraph-properties fo:line-height="115%" fo:text-align="justify" style:justify-single-word="false" fo:break-before="page"/>
      <style:text-properties officeooo:paragraph-rsid="0030374e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line-height="115%" fo:text-align="justify" style:justify-single-word="false"/>
      <style:text-properties officeooo:paragraph-rsid="0030374e"/>
    </style:style>
    <style:style style:name="P15" style:family="paragraph" style:parent-style-name="Text_20_body" style:list-style-name="L3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L5">
      <style:paragraph-properties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text-align="justify" style:justify-single-word="false"/>
    </style:style>
    <style:style style:name="P20" style:family="paragraph" style:parent-style-name="Text_20_body" style:list-style-name="L8">
      <style:paragraph-properties fo:line-height="115%" fo:text-align="justify" style:justify-single-word="false"/>
      <style:text-properties fo:font-style="normal" officeooo:paragraph-rsid="0030374e" style:font-style-asian="normal" style:font-style-complex="normal"/>
    </style:style>
    <style:style style:name="P21" style:family="paragraph" style:parent-style-name="Text_20_body" style:list-style-name="L9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Text_20_body" style:list-style-name="L10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officeooo:rsid="00107e4e"/>
    </style:style>
    <style:style style:name="T2" style:family="text">
      <style:text-properties officeooo:rsid="002f904e"/>
    </style:style>
    <style:style style:name="T3" style:family="text">
      <style:text-properties officeooo:rsid="00273662"/>
    </style:style>
    <style:style style:name="T4" style:family="text">
      <style:text-properties officeooo:rsid="003037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</text:span><text:span text:style-name="T2">1</text:span><text:span text:style-name="T1"> - Lenguajes de Marcas Esenciales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3">.</text:span></text:p>
      <text:p text:style-name="P4">Fecha de entrega: <text:span text:style-name="T2">15/01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Pregunta 1" text:style-name="Index_20_Link" text:visited-style-name="Index_20_Link">Pregunta 1<text:tab/>2</text:a></text:p>
          <text:p text:style-name="P7"><text:a xlink:type="simple" xlink:href="#__RefHeading___Toc294_2657342129%20Copia%201" office:name="Pregunta 2" text:style-name="Index_20_Link" text:visited-style-name="Index_20_Link">Pregunta 2<text:tab/>2</text:a></text:p>
          <text:p text:style-name="P7"><text:a xlink:type="simple" xlink:href="#__RefHeading___Toc294_2657342129%20Copia%201%20Copia%201" office:name="Pregunta 3" text:style-name="Index_20_Link" text:visited-style-name="Index_20_Link">Pregunta 3<text:tab/>3</text:a></text:p>
          <text:p text:style-name="P7"><text:a xlink:type="simple" xlink:href="#__RefHeading___Toc294_2657342129%20Copia%201%20Copia%201%20Copia%201" office:name="Pregunta 4" text:style-name="Index_20_Link" text:visited-style-name="Index_20_Link">Pregunta 4<text:tab/>3</text:a></text:p>
          <text:p text:style-name="P7"><text:a xlink:type="simple" xlink:href="#__RefHeading___Toc294_2657342129%20Copia%201%20Copia%201%20Copia%201%20Copia%201" office:name="Pregunta 5" text:style-name="Index_20_Link" text:visited-style-name="Index_20_Link">Pregunta 5<text:tab/>4</text:a></text:p>
        </text:index-body>
      </text:table-of-content>
      <text:p text:style-name="P5"/>
      <text:h text:style-name="P8" text:outline-level="1" text:is-list-header="true"><text:bookmark-start text:name="__RefHeading___Toc294_2657342129"/><text:span text:style-name="T4">Pregunta</text:span> 1<text:bookmark-end text:name="__RefHeading___Toc294_2657342129"/></text:h>
      <text:p text:style-name="P9">¿Para qué se han usado convencionalmente los lenguajes de marcas y en qué sentido se ha ampliado su uso?</text:p>
      <text:p text:style-name="P9"/>
      <text:p text:style-name="P10"><text:span text:style-name="T5">Uso Convencional:</text:span> Tradicionalmente, se asocian al desarrollo de software puro, pero el concepto se limitaba a menudo a escribir código para crear programas.</text:p>
      <text:p text:style-name="P10"><text:span text:style-name="T5">Ampliación del uso:</text:span> Con el auge de la web y lo digital, su uso se ha ampliado enormemente. Ahora permiten estructurar, organizar y dar formato a la información de forma que sea comprensible tanto para humanos como para máquinas. Ya no es solo "hacer software", sino gestionar grandes volúmenes de datos y contenido digital de forma coherente y accesible.</text:p>
      <text:h text:style-name="P11" text:outline-level="1" text:is-list-header="true"/>
      <text:h text:style-name="P11" text:outline-level="1"><text:bookmark-start text:name="__RefHeading___Toc294_2657342129 Copia 1"/><text:span text:style-name="T4">Pregunta</text:span> <text:span text:style-name="T4">2</text:span><text:bookmark-end text:name="__RefHeading___Toc294_2657342129 Copia 1"/></text:h>
      <text:p text:style-name="P10">¿Qué es realmente un lenguaje de marcas?</text:p>
      <text:p text:style-name="P10"><text:line-break/>Es un conjunto de reglas y convenciones que permiten estructurar texto y datos.</text:p>
      <text:p text:style-name="P10"><text:span text:style-name="T5">Característica clave:</text:span> A diferencia de los lenguajes de programación, no tienen lógica algorítmica (no hacen cálculos ni condiciones), sino que se centran en la organización y presentación.<text:line-break/><text:span text:style-name="T5">Funcionamiento:</text:span> Utilizan "etiquetas" (generalmente entre corchetes &lt; &gt;) que envuelven el contenido para indicar cómo debe interpretarse o mostrarse.</text:p>
      <text:h text:style-name="P12" text:outline-level="1"><text:bookmark-start text:name="__RefHeading___Toc294_2657342129 Copia 1 Copia 1"/><text:span text:style-name="T4">Pregunta</text:span> <text:span text:style-name="T4">3</text:span><text:bookmark-end text:name="__RefHeading___Toc294_2657342129 Copia 1 Copia 1"/></text:h>
      <text:p text:style-name="P10">¿Cuáles son los principales tipos de lenguajes de marcas existentes?</text:p>
      <text:p text:style-name="P10"/>
      <text:p text:style-name="P10">Basándonos en el texto (C1) y la cronología (C2), los principales son:</text:p>
      <text:list text:style-name="L1">
        <text:list-item>
          <text:p text:style-name="P13"><text:span text:style-name="T6">Históricos / Base:</text:span> GML y SGML.</text:p>
        </text:list-item>
        <text:list-item>
          <text:p text:style-name="P13"><text:span text:style-name="T6">Web y Presentación:</text:span> HTML, HTML5 y XHTML.</text:p>
        </text:list-item>
        <text:list-item>
          <text:p text:style-name="P13"><text:span text:style-name="T6">Datos e Intercambio:</text:span> XML.</text:p>
        </text:list-item>
        <text:list-item>
          <text:p text:style-name="P13"><text:span text:style-name="T6">Documentación ligera:</text:span> Markdown.</text:p>
        </text:list-item>
      </text:list>
      <text:h text:style-name="P11" text:outline-level="1" text:is-list-header="true"/>
      <text:h text:style-name="P11" text:outline-level="1"><text:bookmark-start text:name="__RefHeading___Toc294_2657342129 Copia 1 Copia 1 Copia 1"/><text:span text:style-name="T4">Pregunta</text:span> <text:span text:style-name="T4">4</text:span><text:bookmark-end text:name="__RefHeading___Toc294_2657342129 Copia 1 Copia 1 Copia 1"/></text:h>
      <text:p text:style-name="P10">Define y describe brevemente cada lenguaje. En qué consisten y sus aplicaciones.</text:p>
      <text:p text:style-name="P10"/>
      <text:list text:style-name="L2">
        <text:list-item>
          <text:p text:style-name="P14"><text:span text:style-name="T6">GML y SGML:</text:span> Son los antecedentes en la evolución de los lenguajes de marcas, siendo SGML el estándar generalizado del que derivan otros.</text:p>
        </text:list-item>
      </text:list>
      <text:list text:style-name="L3">
        <text:list-item>
          <text:p text:style-name="P15"><text:span text:style-name="T6">HTML:</text:span> Es el pilar del desarrollo web. Se usa para crear la estructura de páginas web (párrafos, encabezados, enlaces).</text:p>
        </text:list-item>
      </text:list>
      <text:list text:style-name="L4">
        <text:list-item>
          <text:p text:style-name="P16"><text:span text:style-name="T6">HTML5:</text:span> La versión más moderna de HTML. Introduce etiquetas semánticas (<text:span text:style-name="Source_20_Text">&lt;article&gt;</text:span>, <text:span text:style-name="Source_20_Text">&lt;nav&gt;</text:span>) y soporte nativo para multimedia (audio/video) sin necesidad de complementos como Flash, además de APIs para aplicaciones avanzadas.</text:p>
        </text:list-item>
      </text:list>
      <text:list text:style-name="L5">
        <text:list-item>
          <text:p text:style-name="P17"><text:span text:style-name="T6">XML:</text:span> Un lenguaje flexible que permite definir <text:span text:style-name="T7">etiquetas propias</text:span> (no predefinidas). Su aplicación principal es estructurar, almacenar e intercambiar datos complejos entre diferentes sistemas y configuraciones de aplicaciones.</text:p>
        </text:list-item>
      </text:list>
      <text:list text:style-name="L6">
        <text:list-item>
          <text:p text:style-name="P18"><text:span text:style-name="T6">XHTML:</text:span> Aparece en la línea temporal como una evolución posterior a XML y HTML.</text:p>
        </text:list-item>
      </text:list>
      <text:list text:style-name="L7">
        <text:list-item>
          <text:p text:style-name="P19"><text:span text:style-name="T6">Markdown:</text:span> Un lenguaje ligero y sencillo de leer/escribir. Se usa para documentación técnica, wikis y blogs, y se puede convertir fácilmente a HTML.</text:p>
        </text:list-item>
      </text:list>
      <text:p text:style-name="P10"/>
      <text:h text:style-name="P12" text:outline-level="1" text:is-list-header="true"><text:bookmark-start text:name="__RefHeading___Toc294_2657342129 Copia 1 Copia 1 Copia 1 Copia 1"/><text:span text:style-name="T4">Pregunta</text:span> <text:span text:style-name="T4">5</text:span><text:bookmark-end text:name="__RefHeading___Toc294_2657342129 Copia 1 Copia 1 Copia 1 Copia 1"/></text:h>
      <text:p text:style-name="P10">¿En qué se diferencian o qué mejoras añaden?</text:p>
      <text:p text:style-name="P10"/>
      <text:list text:style-name="L8">
        <text:list-item>
          <text:p text:style-name="P20"><text:span text:style-name="T6">HTML vs. HTML5:</text:span> La mejora radica en la <text:span text:style-name="T7">semántica y multimedia</text:span>. HTML5 añade etiquetas que explican qué es el contenido y permite gráficos y animaciones nativas.</text:p>
        </text:list-item>
      </text:list>
      <text:list text:style-name="L9">
        <text:list-item>
          <text:p text:style-name="P21"><text:span text:style-name="T6">HTML vs. XML:</text:span> La diferencia es la <text:span text:style-name="T7">flexibilidad</text:span>. HTML tiene etiquetas fijas para mostrar contenido, mientras que XML permite al usuario inventar sus etiquetas para describir datos, lo que facilita el intercambio de información entre sistemas distintos.</text:p>
        </text:list-item>
      </text:list>
      <text:list text:style-name="L10">
        <text:list-item>
          <text:p text:style-name="P22"><text:span text:style-name="T6">Markdown vs. HTML:</text:span> La diferencia es la <text:span text:style-name="T7">sencillez</text:span>. Markdown busca ser legible como texto plano y rápido de escribir, ideal para documentación, mientras que HTML es más verboso y estructural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4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4:40:54.197388900</meta:creation-date>
    <meta:editing-duration>PT4M12S</meta:editing-duration>
    <meta:editing-cycles>3</meta:editing-cycles>
    <meta:generator>LibreOffice/25.8.3.2$Windows_X86_64 LibreOffice_project/8ca8d55c161d602844f5428fa4b58097424e324e</meta:generator>
    <dc:title>PLANTILLA BAE</dc:title>
    <dc:date>2026-01-15T14:57:16.039380300</dc:date>
    <meta:document-statistic meta:table-count="0" meta:image-count="0" meta:object-count="0" meta:page-count="6" meta:paragraph-count="40" meta:word-count="524" meta:character-count="3282" meta:non-whitespace-character-count="2807"/>
    <meta:template xlink:type="simple" xlink:actuate="onRequest" xlink:title="PLANTILLA BAE" xlink:href="file:///C:/Users/noa/AppData/Roaming/LibreOffice/4/user/template/PLANTILLA%20BAE1.ott" meta:date="2026-01-15T14:40:53.197782900"/>
  </office:meta>
</office:document-meta>
</file>